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2000005B00001089000005CAD9B0186C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Front_20_background">
      <style:graphic-properties draw:textarea-horizontal-align="justify" draw:textarea-vertical-align="middle" draw:auto-grow-height="false"/>
    </style:style>
    <style:style style:name="gr2" style:family="graphic" style:parent-style-name="Literal">
      <style:graphic-properties draw:textarea-horizontal-align="center" draw:textarea-vertical-align="middle" draw:auto-grow-height="true" draw:auto-grow-width="false" fo:min-height="3.399cm" fo:min-width="0cm"/>
    </style:style>
    <style:style style:name="gr3" style:family="graphic" style:parent-style-name="Stroke_20_count">
      <style:graphic-properties draw:textarea-horizontal-align="center" draw:textarea-vertical-align="middle" draw:auto-grow-height="true" draw:auto-grow-width="false" fo:min-height="0.788cm" fo:min-width="0cm"/>
    </style:style>
    <style:style style:name="gr4" style:family="graphic" style:parent-style-name="Grade">
      <style:graphic-properties draw:textarea-horizontal-align="center" draw:textarea-vertical-align="middle" draw:auto-grow-height="true" draw:auto-grow-width="false" fo:min-height="0.788cm" fo:min-width="0cm"/>
    </style:style>
    <style:style style:name="gr5" style:family="graphic" style:parent-style-name="Back_20_background">
      <style:graphic-properties draw:textarea-horizontal-align="justify" draw:textarea-vertical-align="middle" draw:auto-grow-height="false"/>
    </style:style>
    <style:style style:name="gr6" style:family="graphic" style:parent-style-name="English">
      <style:graphic-properties fo:min-height="0.945cm" fo:min-width="9.206cm"/>
    </style:style>
    <style:style style:name="gr7" style:family="graphic" style:parent-style-name="Meaning">
      <style:graphic-properties fo:min-height="0.709cm" fo:min-width="9.206cm"/>
    </style:style>
    <style:style style:name="gr8" style:family="graphic" style:parent-style-name="Onyomi">
      <style:graphic-properties fo:min-height="0.71cm" fo:min-width="9.206cm"/>
    </style:style>
    <style:style style:name="gr9" style:family="graphic" style:parent-style-name="Example">
      <style:graphic-properties fo:min-height="0.899cm" fo:min-width="9.206cm"/>
    </style:style>
    <style:style style:name="gr10" style:family="graphic" style:parent-style-name="Kunyomi">
      <style:graphic-properties fo:min-height="0.709cm" fo:min-width="9.206cm"/>
    </style:style>
    <style:style style:name="gr11" style:family="graphic" style:parent-style-name="Kunyomi">
      <style:graphic-properties fo:min-height="0.709cm" fo:min-width="9.206cm"/>
    </style:style>
    <style:style style:name="gr12" style:family="graphic" style:parent-style-name="Meaning">
      <style:graphic-properties fo:min-height="0.709cm" fo:min-width="9.206cm"/>
    </style:style>
    <style:style style:name="gr13" style:family="graphic" style:parent-style-name="Literal">
      <style:graphic-properties draw:textarea-horizontal-align="center" draw:textarea-vertical-align="middle" draw:auto-grow-height="true" draw:auto-grow-width="false" fo:min-height="3.399cm" fo:min-width="0cm"/>
    </style:style>
    <style:style style:name="gr14" style:family="graphic" style:parent-style-name="Stroke_20_count">
      <style:graphic-properties draw:textarea-horizontal-align="center" draw:textarea-vertical-align="middle" draw:auto-grow-height="true" draw:auto-grow-width="false" fo:min-height="0.788cm" fo:min-width="0cm"/>
    </style:style>
    <style:style style:name="gr15" style:family="graphic" style:parent-style-name="Grade">
      <style:graphic-properties draw:textarea-horizontal-align="center" draw:textarea-vertical-align="middle" draw:auto-grow-height="true" draw:auto-grow-width="false" fo:min-height="0.788cm" fo:min-width="0cm"/>
    </style:style>
    <style:style style:name="gr16" style:family="graphic" style:parent-style-name="English">
      <style:graphic-properties fo:min-height="0.945cm" fo:min-width="9.206cm"/>
    </style:style>
    <style:style style:name="gr17" style:family="graphic" style:parent-style-name="Onyomi">
      <style:graphic-properties fo:min-height="0.71cm" fo:min-width="9.206cm"/>
    </style:style>
    <style:style style:name="gr18" style:family="graphic" style:parent-style-name="Example">
      <style:graphic-properties fo:min-height="0.899cm" fo:min-width="9.206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fo:min-height="11.478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2pt"/>
    </style:style>
    <style:style style:name="T3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以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位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愛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案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囲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胃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栄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英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衣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印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塩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億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RANK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grade - throne - crown - about - some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イ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単位 (たんい) - unit</text:p>
              <text:p text:style-name="P1">上位 (じょうい) - superior (rank not class)</text:p>
              <text:p text:style-name="P1">首位 (しゅい) - first place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くらい　ぐらい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BY MEANS OF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because - in view of - compared with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イ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以上 (いじょう) - not less than</text:p>
              <text:p text:style-name="P1">以来 (いらい) - since</text:p>
              <text:p text:style-name="P1">以降 (いこう) - on and after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もっ.て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PLAN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suggestion - draft - ponder - fear - proposition - …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アン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法案 (ほうあん) - bill (law)</text:p>
              <text:p text:style-name="P1">提案 (ていあん) - proposal</text:p>
              <text:p text:style-name="P1">廃案 (はいあん) - rejected bill (project)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つくえ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LOVE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affection - favorite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アイ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愛す (あいす) - to love</text:p>
              <text:p text:style-name="P1">恋愛 (れんあい) - love</text:p>
              <text:p text:style-name="P1">愛情 (あいじょう) - love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いと.しい　かな.しい　め.でる　お.しむ　…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STOMACH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paunch - crop - craw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イ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胃腸 (いちょう) - stomach</text:p>
              <text:p text:style-name="P1">胃袋 (いぶくろ) - stomach</text:p>
              <text:p text:style-name="P1">胃炎 (いえん) - gastritis</text:p>
            </draw:text-box>
            <svg:title>examples</svg:title>
          </draw:frame>
          <draw:frame draw:style-name="gr11" draw:text-style-name="P1" draw:layer="layout" svg:width="9.206cm" svg:height="0.937cm" svg:x="1.319cm" svg:y="11.824cm">
            <draw:text-box>
              <text:p/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SURROUND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besiege - store - paling - enclosure - encircle - …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イ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雰囲気 (ふいんき) - atmosphere (e.g., musical)</text:p>
              <text:p text:style-name="P1">範囲 (はんい) - extent</text:p>
              <text:p text:style-name="P1">周囲 (しゅうい) - surroundings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かこ.む　かこ.う　かこ.い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ENGLAND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English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エイ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英語 (えいご) - English (language)</text:p>
              <text:p text:style-name="P1">英雄 (えいゆう) - hero</text:p>
              <text:p text:style-name="P1">育英 (いくえい) - education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はなぶさ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FLOURISH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prosperity - honor - glory - splendor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エイ　ヨウ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栄養 (えいよう) - nutrition</text:p>
              <text:p text:style-name="P1">繁栄 (はんえい) - prospering</text:p>
              <text:p text:style-name="P1">栄光 (えいこう) - glory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さか.える　は.え　-ば.え　は.える　え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STAMP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seal - mark - imprint - symbol - emblem - …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イン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調印 (ちょういん) - signature</text:p>
              <text:p text:style-name="P1">印象 (いんしょう) - impression</text:p>
              <text:p text:style-name="P1">印刷 (いんさつ) - printing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しるし　-じるし　しる.す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GARMENT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clothes - dressing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イ　エ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衣装 (いしょう) - clothing</text:p>
              <text:p text:style-name="P1">衣料 (いりょう) - clothing</text:p>
              <text:p text:style-name="P1">衣類 (いるい) - clothes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ころも　きぬ　-ぎ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HUNDRED MILLION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10**8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オク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億万 (おくまん) - millions and millions</text:p>
              <text:p text:style-name="P1">億劫 (おくこう) - troublesome</text:p>
              <text:p text:style-name="P1">億兆 (おくちょう) - the people</text:p>
            </draw:text-box>
            <svg:title>examples</svg:title>
          </draw:frame>
          <draw:frame draw:style-name="gr11" draw:text-style-name="P1" draw:layer="layout" svg:width="9.206cm" svg:height="0.937cm" svg:x="1.32cm" svg:y="24.792cm">
            <draw:text-box>
              <text:p/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SALT</text:p>
            </draw:text-box>
            <svg:title>english</svg:title>
          </draw:frame>
          <draw:frame draw:style-name="gr12" draw:text-style-name="P1" draw:layer="layout" svg:width="9.206cm" svg:height="0.937cm" svg:x="11.114cm" svg:y="23.944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エン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塩素 (えんそ) - chlorine (Cl)</text:p>
              <text:p text:style-name="P1">塩分 (えんぶん) - salt</text:p>
              <text:p text:style-name="P1">塩化 (えんか) - chloride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しお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課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貨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加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果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芽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改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街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各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械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害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覚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完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FREIGHT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goods - property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カ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通貨 (つうか) - currency</text:p>
              <text:p text:style-name="P1">百貨店 (ひゃっかてん) - store</text:p>
              <text:p text:style-name="P1">外貨 (がいか) - foreign currency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たから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CHAPTER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lesson - section - department - division - …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カ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課題 (かだい) - subject</text:p>
              <text:p text:style-name="P1">課長 (かちょう) - section manager</text:p>
              <text:p text:style-name="P1">課税 (かぜい) - taxation</text:p>
            </draw:text-box>
            <svg:title>examples</svg:title>
          </draw:frame>
          <draw:frame draw:style-name="gr11" draw:text-style-name="P1" draw:layer="layout" svg:width="9.206cm" svg:height="0.937cm" svg:x="11.112cm" svg:y="7.499cm">
            <draw:text-box>
              <text:p/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FRUIT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reward - carry out - achieve - complete - end - …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カ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結果 (けっか) - result</text:p>
              <text:p text:style-name="P1">効果 (こうか) - effect</text:p>
              <text:p text:style-name="P1">果たす (はたす) - to accomplish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は.たす　はた.す　-は.たす　は.てる　…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ADD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addition - increase - join - include - Canada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カ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参加 (さんか) - participation</text:p>
              <text:p text:style-name="P1">加える (くわえる) - to append</text:p>
              <text:p text:style-name="P1">加盟 (かめい) - participation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くわ.える　くわ.わる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REFORMATION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change - modify - mend - renew - examine - inspect - …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カイ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改革 (かいかく) - reform</text:p>
              <text:p text:style-name="P1">改正 (かいせい) - revision</text:p>
              <text:p text:style-name="P1">改善 (かいぜん) - betterment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あらた.める　あらた.まる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BUD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sprout - spear - germ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ガ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発芽 (はつが) - burgeoning</text:p>
              <text:p text:style-name="P1">麦芽 (ばくが) - malt</text:p>
              <text:p text:style-name="P1">新芽 (しんめ) - sprout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め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EACH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every - either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カク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各自 (かくじ) - individual</text:p>
              <text:p text:style-name="P1">各位 (かくい) - everyone</text:p>
              <text:p text:style-name="P1">各々 (おのおの) - each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おのおの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BOULEVARD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street - town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ガイ　カイ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街頭 (がいとう) - in the street</text:p>
              <text:p text:style-name="P1">市街 (しがい) - urban areas</text:p>
              <text:p text:style-name="P1">繁華街 (はんかがい) - business district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まち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HARM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injury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ガイ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被害 (ひがい) - damage</text:p>
              <text:p text:style-name="P1">障害 (しょうがい) - obstacle</text:p>
              <text:p text:style-name="P1">損害 (そんがい) - damage</text:p>
            </draw:text-box>
            <svg:title>examples</svg:title>
          </draw:frame>
          <draw:frame draw:style-name="gr11" draw:text-style-name="P1" draw:layer="layout" svg:width="9.206cm" svg:height="0.937cm" svg:x="1.318cm" svg:y="16.144cm">
            <draw:text-box>
              <text:p/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CONTRAPTION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fetter - machine - instrument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カイ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機械 (きかい) - machine</text:p>
              <text:p text:style-name="P1">機械化 (きかいか) - mechanization</text:p>
              <text:p text:style-name="P1">器械 (きかい) - machine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かせ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PERFECT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completion - end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カン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完全 (かんぜん) - perfection</text:p>
              <text:p text:style-name="P1">完成 (かんせい) - complete</text:p>
              <text:p text:style-name="P1">完投 (かんとう) - going the whole distance</text:p>
            </draw:text-box>
            <svg:title>examples</svg:title>
          </draw:frame>
          <draw:frame draw:style-name="gr11" draw:text-style-name="P1" draw:layer="layout" svg:width="9.206cm" svg:height="0.937cm" svg:x="1.32cm" svg:y="24.792cm">
            <draw:text-box>
              <text:p/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MEMORIZE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learn - remember - awake - sober up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カク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感覚 (かんかく) - sense</text:p>
              <text:p text:style-name="P1">覚える (おぼえる) - to remember</text:p>
              <text:p text:style-name="P1">発覚 (はっかく) - detection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おぼ.える　さ.ます　さ.める　さと.る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観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8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関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官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管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願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9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喜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旗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機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6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器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希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季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紀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CONNECTION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barrier - gateway - involve - concerning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カン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関係 (かんけい) - relation</text:p>
              <text:p text:style-name="P1">機関 (からくり) - mechanism</text:p>
              <text:p text:style-name="P1">関係者 (かんけいしゃ) - authorized people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せき　-ぜき　かか.わる　からくり　…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OUTLOOK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look - appearance - condition - view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カン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観光 (かんこう) - sightseeing</text:p>
              <text:p text:style-name="P1">観測 (かんそく) - observation</text:p>
              <text:p text:style-name="P1">観客 (かんきゃく) - audience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み.る　しめ.す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PIPE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tube - wind instrument - drunken talk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カン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管理 (かんり) - control</text:p>
              <text:p text:style-name="P1">保管 (ほかん) - charge</text:p>
              <text:p text:style-name="P1">管理職 (かんりしょく) - management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くだ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BUREAUCRAT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the government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カン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官邸 (かんてい) - official residence</text:p>
              <text:p text:style-name="P1">次官 (じかん) - vice-minister</text:p>
              <text:p text:style-name="P1">官僚 (かんりょう) - bureaucrat</text:p>
            </draw:text-box>
            <svg:title>examples</svg:title>
          </draw:frame>
          <draw:frame draw:style-name="gr11" draw:text-style-name="P1" draw:layer="layout" svg:width="9.206cm" svg:height="0.937cm" svg:x="11.111cm" svg:y="3.175cm">
            <draw:text-box>
              <text:p/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REJOICE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take pleasure in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キ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喜ぶ (よろこぶ) - to be delighted</text:p>
              <text:p text:style-name="P1">喜び (よろこび) - joy</text:p>
              <text:p text:style-name="P1">喜劇 (きげき) - comedy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よろこ.ぶ　よろこ.ばす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PETITION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request - vow - wish - hope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ガン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願う (ねがう) - to desire</text:p>
              <text:p text:style-name="P1">願い (ねがい) - desire</text:p>
              <text:p text:style-name="P1">志願 (しがん) - aspiration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ねが.う　-ねがい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MECHANISM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opportunity - occasion - machine - airplane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キ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機関 (からくり) - mechanism</text:p>
              <text:p text:style-name="P1">危機 (きき) - crisis</text:p>
              <text:p text:style-name="P1">機構 (きこう) - mechanism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はた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NATIONAL FLAG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banner - standard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キ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国旗 (こっき) - national flag</text:p>
              <text:p text:style-name="P1">旗揚げ (はたあげ) - raising an army</text:p>
              <text:p text:style-name="P1">旗印 (はたじるし) - banner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はた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HOPE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beg - request - pray - beseech - Greece - …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キ　ケ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希望 (きぼう) - hope</text:p>
              <text:p text:style-name="P1">希薄 (きはく) - thin (e.g., air)</text:p>
              <text:p text:style-name="P1">希少 (きしょう) - scarce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まれ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UTENSIL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vessel - receptacle - implement - instrument - …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キ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武器 (ぶき) - weapon</text:p>
              <text:p text:style-name="P1">核兵器 (かくへいき) - nuclear weapons</text:p>
              <text:p text:style-name="P1">機器 (きき) - machinery and tools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うつわ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CHRONICLE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account - narrative - history - annals - …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キ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世紀 (せいき) - century</text:p>
              <text:p text:style-name="P1">紀行 (きこう) - traveler's journal</text:p>
              <text:p text:style-name="P1">紀元前 (きげんぜん) - pre-era</text:p>
            </draw:text-box>
            <svg:title>examples</svg:title>
          </draw:frame>
          <draw:frame draw:style-name="gr11" draw:text-style-name="P1" draw:layer="layout" svg:width="9.206cm" svg:height="0.937cm" svg:x="1.32cm" svg:y="24.792cm">
            <draw:text-box>
              <text:p/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SEASONS</text:p>
            </draw:text-box>
            <svg:title>english</svg:title>
          </draw:frame>
          <draw:frame draw:style-name="gr12" draw:text-style-name="P1" draw:layer="layout" svg:width="9.206cm" svg:height="0.937cm" svg:x="11.114cm" svg:y="23.944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キ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季節 (きせつ) - season</text:p>
              <text:p text:style-name="P1">冬季 (とうき) - winter</text:p>
              <text:p text:style-name="P1">四季 (しき) - four seasons</text:p>
            </draw:text-box>
            <svg:title>examples</svg:title>
          </draw:frame>
          <draw:frame draw:style-name="gr11" draw:text-style-name="P1" draw:layer="layout" svg:width="9.206cm" svg:height="0.937cm" svg:x="11.114cm" svg:y="24.791cm">
            <draw:text-box>
              <text:p/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求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泣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議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20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救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給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挙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共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協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漁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競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20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鏡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9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極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CRY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weep - moan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キュウ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泣く (なく) - to cry</text:p>
              <text:p text:style-name="P1">泣き (なき) - weeping</text:p>
              <text:p text:style-name="P1">泣かす (なかす) - to make someone cry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な.く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REQUEST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want - wish for - require - demand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キュウ　グ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求める (もとめる) - to seek</text:p>
              <text:p text:style-name="P1">要求 (ようきゅう) - demand</text:p>
              <text:p text:style-name="P1">請求 (せいきゅう) - claim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もと.める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SALVATION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save - help - rescue - reclaim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キュ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救済 (きゅうさい) - relief</text:p>
              <text:p text:style-name="P1">救援 (きゅうえん) - relief</text:p>
              <text:p text:style-name="P1">救う (すくう) - to rescue from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すく.う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DELIBERATION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consultation - debate - consideration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ギ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会議 (かいぎ) - meeting</text:p>
              <text:p text:style-name="P1">協議 (きょうぎ) - conference</text:p>
              <text:p text:style-name="P1">審議 (しんぎ) - deliberation</text:p>
            </draw:text-box>
            <svg:title>examples</svg:title>
          </draw:frame>
          <draw:frame draw:style-name="gr11" draw:text-style-name="P1" draw:layer="layout" svg:width="9.206cm" svg:height="0.937cm" svg:x="11.111cm" svg:y="3.175cm">
            <draw:text-box>
              <text:p/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RAISE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plan - project - behavior - actions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キョ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選挙 (せんきょ) - election</text:p>
              <text:p text:style-name="P1">挙げる (あげる) - to raise</text:p>
              <text:p text:style-name="P1">選挙戦 (せんきょせん) - election campaign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あ.げる　あ.がる　こぞ.る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SALARY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wage - gift - allow - grant - bestow on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キュウ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供給 (きょうきゅう) - supply</text:p>
              <text:p text:style-name="P1">支給 (しきゅう) - provision</text:p>
              <text:p text:style-name="P1">給与 (きゅうよ) - pay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たま.う　たも.う　-たま.え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CO-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cooperation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キョウ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協力 (きょうりょく) - cooperation</text:p>
              <text:p text:style-name="P1">協議 (きょうぎ) - conference</text:p>
              <text:p text:style-name="P1">協会 (きょうかい) - association</text:p>
            </draw:text-box>
            <svg:title>examples</svg:title>
          </draw:frame>
          <draw:frame draw:style-name="gr11" draw:text-style-name="P1" draw:layer="layout" svg:width="9.206cm" svg:height="0.937cm" svg:x="1.319cm" svg:y="20.468cm">
            <draw:text-box>
              <text:p/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TOGETHER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both - neither - all - and - alike - with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キョウ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共同 (きょうどう) - doing together (as equals)</text:p>
              <text:p text:style-name="P1">共和国 (きょうわこく) - republic</text:p>
              <text:p text:style-name="P1">共産党 (きょうさんとう) - Communist Party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とも　とも.に　-ども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EMULATE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compete with - bid - sell at auction - bout - …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キョウ　ケイ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競争 (きょうそう) - competition</text:p>
              <text:p text:style-name="P1">競技 (きょうぎ) - game</text:p>
              <text:p text:style-name="P1">競馬 (けいば) - horse racing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きそ.う　せ.る　くら.べる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FISHING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fishery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ギョ　リョウ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漁業 (ぎょぎょう) - fishing (industry)</text:p>
              <text:p text:style-name="P1">漁船 (ぎょせん) - fishing boat</text:p>
              <text:p text:style-name="P1">漁協 (ぎょきょう) - fishery cooperative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あさ.る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POLES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settlement - conclusion - end - highest rank - …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キョク　ゴク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積極的 (せっきょくてき) - assertive</text:p>
              <text:p text:style-name="P1">極めて (きわめて) - exceedingly</text:p>
              <text:p text:style-name="P1">積極 (せっきょく) - positive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きわ.める　きわ.まる　きわ.まり　…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MIRROR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speculum - barrel-head - round rice-cake offering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キョウ　ケイ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望遠鏡 (ぼうえんきょう) - telescope</text:p>
              <text:p text:style-name="P1">眼鏡 (がんきょう) - spectacles</text:p>
              <text:p text:style-name="P1">顕微鏡 (けんびきょう) - microscope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かがみ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郡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型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訓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軍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径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景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結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健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芸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欠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建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験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8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MOULD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type - model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ケイ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大型 (おおがた) - large</text:p>
              <text:p text:style-name="P1">小型 (こがた) - small size</text:p>
              <text:p text:style-name="P1">新型 (しんがた) - new style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かた　-がた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COUNTY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district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グン</text:p>
            </draw:text-box>
            <svg:title>onyomi</svg:title>
          </draw:frame>
          <draw:frame draw:style-name="gr9" draw:text-style-name="P1" draw:layer="layout" svg:width="9.206cm" svg:height="0.899cm" svg:x="11.112cm" svg:y="8.371cm">
            <draw:text-box>
              <text:p text:style-name="P1">郡部 (ぐんぶ) - rural districts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こおり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ARMY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force - troops - war - battle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グン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軍事 (ぐんじ) - military affairs</text:p>
              <text:p text:style-name="P1">軍縮 (ぐんしゅく) - disarmament</text:p>
              <text:p text:style-name="P1">海軍 (かいぐん) - navy</text:p>
            </draw:text-box>
            <svg:title>examples</svg:title>
          </draw:frame>
          <draw:frame draw:style-name="gr11" draw:text-style-name="P1" draw:layer="layout" svg:width="9.206cm" svg:height="0.937cm" svg:x="1.317cm" svg:y="3.176cm">
            <draw:text-box>
              <text:p/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INSTRUCTION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Japanese character reading - explanation - read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クン　キン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訓練 (くんれん) - practice</text:p>
              <text:p text:style-name="P1">教訓 (きょうくん) - lesson</text:p>
              <text:p text:style-name="P1">訓示 (くんじ) - instruction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おし.える　よ.む　くん.ずる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SCENERY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view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ケイ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景気 (けいき) - condition</text:p>
              <text:p text:style-name="P1">背景 (はいけい) - background</text:p>
              <text:p text:style-name="P1">風景 (ふうけい) - scenery</text:p>
            </draw:text-box>
            <svg:title>examples</svg:title>
          </draw:frame>
          <draw:frame draw:style-name="gr11" draw:text-style-name="P1" draw:layer="layout" svg:width="9.206cm" svg:height="0.937cm" svg:x="1.319cm" svg:y="11.824cm">
            <draw:text-box>
              <text:p/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DIAMETER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path - method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ケイ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直径 (ちょっけい) - diameter</text:p>
              <text:p text:style-name="P1">半径 (はんけい) - radius</text:p>
              <text:p text:style-name="P1">口径 (こうけい) - aperture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みち　こみち　さしわたし　ただちに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HEALTHY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health - strength - persistence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ケン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健康 (けんこう) - health</text:p>
              <text:p text:style-name="P1">保健 (ほけん) - health preservation</text:p>
              <text:p text:style-name="P1">健全 (けんぜん) - health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すこ.やか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TIE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bind - contract - join - organize - do up hair - …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ケツ　ケチ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結果 (けっか) - result</text:p>
              <text:p text:style-name="P1">結婚 (けっこん) - marriage</text:p>
              <text:p text:style-name="P1">結成 (けっせい) - formation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むす.ぶ　ゆ.う　ゆ.わえる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LACK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gap - fail - yawning radical (no. 76)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ケツ　ケン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欠く (かく) - to lack</text:p>
              <text:p text:style-name="P1">不可欠 (ふかけつ) - indispensable</text:p>
              <text:p text:style-name="P1">欠ける (かける) - to be chipped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か.ける　か.く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TECHNIQUE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art - craft - performance - acting - trick - stunt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ゲイ　ウン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芸術 (げいじゅつ) - art</text:p>
              <text:p text:style-name="P1">芸能 (げいのう) - public entertainment</text:p>
              <text:p text:style-name="P1">文芸 (ぶんげい) - literature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う.える　のり　わざ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VERIFICATION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effect - testing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ケン　ゲン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経験 (けいけん) - experience</text:p>
              <text:p text:style-name="P1">実験 (じっけん) - experiment</text:p>
              <text:p text:style-name="P1">体験 (たいけん) - personal experience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あかし　しるし　ため.す　ためし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BUILD</text:p>
            </draw:text-box>
            <svg:title>english</svg:title>
          </draw:frame>
          <draw:frame draw:style-name="gr12" draw:text-style-name="P1" draw:layer="layout" svg:width="9.206cm" svg:height="0.937cm" svg:x="11.114cm" svg:y="23.944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ケン　コン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建設 (けんせつ) - construction</text:p>
              <text:p text:style-name="P1">再建 (さいけん) - rebuilding</text:p>
              <text:p text:style-name="P1">建築 (けんちく) - construction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た.てる　た.て　-だ.て　た.つ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功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好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固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候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康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航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最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菜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告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差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材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昨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FOND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pleasing - like something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コウ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好き (すき) - liking</text:p>
              <text:p text:style-name="P1">友好 (ゆうこう) - friendship</text:p>
              <text:p text:style-name="P1">好調 (こうちょう) - favorable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この.む　す.く　よ.い　い.い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ACHIEVEMENT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merits - success - honor - credit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コウ　ク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成功 (せいこう) - success</text:p>
              <text:p text:style-name="P1">功績 (こうせき) - achievements</text:p>
              <text:p text:style-name="P1">功労 (こうろう) - meritorious deed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いさお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CLIMATE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season - weather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コ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候補 (こうほ) - candidate</text:p>
              <text:p text:style-name="P1">立候補 (りっこうほ) - announcing candidacy</text:p>
              <text:p text:style-name="P1">気候 (きこう) - climate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そうろう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HARDEN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set - clot - curdle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コ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固める (かためる) - to harden</text:p>
              <text:p text:style-name="P1">固まる (かたまる) - to harden</text:p>
              <text:p text:style-name="P1">固定 (こてい) - fixation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かた.める　かた.まる　かた.まり　…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NAVIGATE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sail - cruise - fly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コウ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航空 (こうくう) - aviation</text:p>
              <text:p text:style-name="P1">航空機 (こうくうき) - aircraft</text:p>
              <text:p text:style-name="P1">難航 (なんこう) - difficult voyage</text:p>
            </draw:text-box>
            <svg:title>examples</svg:title>
          </draw:frame>
          <draw:frame draw:style-name="gr11" draw:text-style-name="P1" draw:layer="layout" svg:width="9.206cm" svg:height="0.937cm" svg:x="1.319cm" svg:y="11.824cm">
            <draw:text-box>
              <text:p/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EASE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peace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コウ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健康 (けんこう) - health</text:p>
              <text:p text:style-name="P1">小康 (しょうこう) - lull</text:p>
              <text:p text:style-name="P1">不健康 (ふけんこう) - poor health</text:p>
            </draw:text-box>
            <svg:title>examples</svg:title>
          </draw:frame>
          <draw:frame draw:style-name="gr11" draw:text-style-name="P1" draw:layer="layout" svg:width="9.206cm" svg:height="0.937cm" svg:x="11.113cm" svg:y="11.823cm">
            <draw:text-box>
              <text:p/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VEGETABLE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side dish - greens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サイ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野菜 (やさい) - vegetable</text:p>
              <text:p text:style-name="P1">山菜 (さんさい) - edible wild plants</text:p>
              <text:p text:style-name="P1">菜園 (さいえん) - vegetable garden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な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UTMOST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most - extreme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サイ　シュ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最高 (さいこう) - highest</text:p>
              <text:p text:style-name="P1">最大 (さいだい) - greatest</text:p>
              <text:p text:style-name="P1">最近 (さいきん) - most recent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もっと.も　つま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DISTINCTION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difference - variation - discrepancy - margin - …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サ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差別 (さべつ) - discrimination</text:p>
              <text:p text:style-name="P1">格差 (かくさ) - qualitative difference</text:p>
              <text:p text:style-name="P1">点差 (てんさ) - point spread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さ.す　さ.し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REVELATION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tell - inform - announce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コク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被告 (ひこく) - defendant</text:p>
              <text:p text:style-name="P1">報告 (ほうこく) - report</text:p>
              <text:p text:style-name="P1">告別 (こくべつ) - farewell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つ.げる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YESTERDAY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previous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サク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昨年 (さくねん) - last year</text:p>
              <text:p text:style-name="P1">一昨年 (いっさくねん) - year before last</text:p>
              <text:p text:style-name="P1">昨秋 (さくしゅう) - autumn of last year</text:p>
            </draw:text-box>
            <svg:title>examples</svg:title>
          </draw:frame>
          <draw:frame draw:style-name="gr11" draw:text-style-name="P1" draw:layer="layout" svg:width="9.206cm" svg:height="0.937cm" svg:x="1.32cm" svg:y="24.792cm">
            <draw:text-box>
              <text:p/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LUMBER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log - timber - wood - talent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ザイ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材料 (ざいりょう) - ingredients</text:p>
              <text:p text:style-name="P1">人材 (じんさい) - man of talent</text:p>
              <text:p text:style-name="P1">素材 (そざい) - raw materials</text:p>
            </draw:text-box>
            <svg:title>examples</svg:title>
          </draw:frame>
          <draw:frame draw:style-name="gr11" draw:text-style-name="P1" draw:layer="layout" svg:width="9.206cm" svg:height="0.937cm" svg:x="11.114cm" svg:y="24.791cm">
            <draw:text-box>
              <text:p/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札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殺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刷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察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参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散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司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史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産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残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士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3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氏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KILL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murder - butcher - slice off - split - diminish - …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サツ　サイ　セツ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殺人 (さつじん) - murder</text:p>
              <text:p text:style-name="P1">殺す (ころす) - to kill</text:p>
              <text:p text:style-name="P1">殺害 (さつがい) - killing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ころ.す　-ごろ.し　そ.ぐ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TAG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paper money - counter for bonds - placard - bid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サツ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札幌 (さっぽろ) - Sapporo (city)</text:p>
              <text:p text:style-name="P1">入札 (にゅうさつ) - bid</text:p>
              <text:p text:style-name="P1">切り札 (きりふだ) - trump card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ふだ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GUESS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presume - surmise - judge - understand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サツ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警察 (けいさつ) - police</text:p>
              <text:p text:style-name="P1">査察 (ささつ) - inspection (for compliance)</text:p>
              <text:p text:style-name="P1">検察 (けんさつ) - examination</text:p>
            </draw:text-box>
            <svg:title>examples</svg:title>
          </draw:frame>
          <draw:frame draw:style-name="gr11" draw:text-style-name="P1" draw:layer="layout" svg:width="9.206cm" svg:height="0.937cm" svg:x="1.317cm" svg:y="3.176cm">
            <draw:text-box>
              <text:p/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PRINTING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print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サツ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印刷 (いんさつ) - printing</text:p>
              <text:p text:style-name="P1">刷新 (さっしん) - reform</text:p>
              <text:p text:style-name="P1">増刷 (ぞうさつ) - additional printing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す.る　-ず.り　-ずり　は.く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SCATTER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disperse - spend - squander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サン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解散 (かいさん) - breakup</text:p>
              <text:p text:style-name="P1">拡散 (かくさん) - scattering</text:p>
              <text:p text:style-name="P1">分散 (ぶんさん) - dispersion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ち.る　ち.らす　-ち.らす　ち.らかす　…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NONPLUSSED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three - going - coming - visiting - visit - …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サン　シン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参加 (さんか) - participation</text:p>
              <text:p text:style-name="P1">参院 (さんいん) - House of Councillors</text:p>
              <text:p text:style-name="P1">参考 (さんこう) - reference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まい.る　まい-　まじわる　みつ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HISTORY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chronicle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歴史 (れきし) - history</text:p>
              <text:p text:style-name="P1">史上 (しじょう) - historical</text:p>
              <text:p text:style-name="P1">歴史的 (れきしてき) - historic</text:p>
            </draw:text-box>
            <svg:title>examples</svg:title>
          </draw:frame>
          <draw:frame draw:style-name="gr11" draw:text-style-name="P1" draw:layer="layout" svg:width="9.206cm" svg:height="0.937cm" svg:x="1.319cm" svg:y="20.468cm">
            <draw:text-box>
              <text:p/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DIRECTOR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official - govt office - rule - administer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司令官 (しれいかん) - commandant</text:p>
              <text:p text:style-name="P1">司法 (しほう) - administration of justice</text:p>
              <text:p text:style-name="P1">上司 (じょうし) - superior authorities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つかさど.る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REMAINDER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leftover - balance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ザン　サン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残る (のこる) - to remain</text:p>
              <text:p text:style-name="P1">残す (のこす) - to leave (behind, over)</text:p>
              <text:p text:style-name="P1">残念 (ざんねん) - deplorable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のこ.る　のこ.す　そこな.う　のこ.り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PRODUCTS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bear - give birth - yield - childbirth - native - …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サン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生産 (せいさん) - production</text:p>
              <text:p text:style-name="P1">産業 (さんぎょう) - industry</text:p>
              <text:p text:style-name="P1">共産党 (きょうさんとう) - Communist Party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う.む　う.まれる　うぶ-　む.す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FAMILY NAME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surname - clan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同氏 (どうし) - the said person</text:p>
              <text:p text:style-name="P1">氏名 (しめい) - full name</text:p>
              <text:p text:style-name="P1">両氏 (りょうし) - both persons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うじ　-うじ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GENTLEMAN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samurai - samurai radical (no. 33)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弁護士 (べんごし) - lawyer</text:p>
              <text:p text:style-name="P1">同士 (どうし) - fellow</text:p>
              <text:p text:style-name="P1">兵士 (へいし) - soldier</text:p>
            </draw:text-box>
            <svg:title>examples</svg:title>
          </draw:frame>
          <draw:frame draw:style-name="gr11" draw:text-style-name="P1" draw:layer="layout" svg:width="9.206cm" svg:height="0.937cm" svg:x="11.114cm" svg:y="24.791cm">
            <draw:text-box>
              <text:p/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治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辞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試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児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失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借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祝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順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種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周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初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唱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RESIGN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word - term - expression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ジ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辞任 (じにん) - to resign</text:p>
              <text:p text:style-name="P1">辞職 (じしょく) - resignation</text:p>
              <text:p text:style-name="P1">辞める (やめる) - to resign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や.める　いな.む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REIGN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be at peace - calm down - subdue - quell - govt - …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ジ　チ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政治 (せいじ) - politics</text:p>
              <text:p text:style-name="P1">政治家 (せいじか) - politician</text:p>
              <text:p text:style-name="P1">治療 (ちりょう) - medical treatment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おさ.める　おさ.まる　なお.る　なお.す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NEWBORN BABE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child - young of animals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ジ　ニ　ゲイ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児童 (じどう) - children</text:p>
              <text:p text:style-name="P1">育児 (いくじ) - childcare</text:p>
              <text:p text:style-name="P1">孤児 (こじ) - orphan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こ　-こ　-っこ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TEST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try - attempt - experiment - ordeal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試合 (しあい) - match</text:p>
              <text:p text:style-name="P1">試験 (しけん) - examination</text:p>
              <text:p text:style-name="P1">入試 (にゅうし) - entrance examination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こころ.みる　ため.す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BORROW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rent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シャク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借りる (かりる) - to borrow</text:p>
              <text:p text:style-name="P1">借金 (しゃっきん) - debt</text:p>
              <text:p text:style-name="P1">借入金 (かりいれきん) - loan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か.りる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LOSE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error - fault - disadvantage - loss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シツ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失う (うしなう) - to lose</text:p>
              <text:p text:style-name="P1">失敗 (しっぱい) - failure</text:p>
              <text:p text:style-name="P1">損失 (そんしつ) - loss (e.g., assets or profits)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うしな.う　う.せる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OBEY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order - turn - right - docility - occasion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ジュン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順調 (じゅんちょう) - favorable</text:p>
              <text:p text:style-name="P1">順位 (じゅんい) - order</text:p>
              <text:p text:style-name="P1">順守 (じゅんしゅ) - compliance</text:p>
            </draw:text-box>
            <svg:title>examples</svg:title>
          </draw:frame>
          <draw:frame draw:style-name="gr11" draw:text-style-name="P1" draw:layer="layout" svg:width="9.206cm" svg:height="0.937cm" svg:x="1.319cm" svg:y="20.468cm">
            <draw:text-box>
              <text:p/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CELEBRATE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congratulate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シュク　シュウ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祝う (いわう) - to congratulate</text:p>
              <text:p text:style-name="P1">祝い (いわい) - congratulation</text:p>
              <text:p text:style-name="P1">祝日 (しゅくじつ) - national holiday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いわ.う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CIRCUMFERENCE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circuit - lap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シュウ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周辺 (しゅうへん) - circumference</text:p>
              <text:p text:style-name="P1">周年 (しゅうねん) - whole year</text:p>
              <text:p text:style-name="P1">周囲 (しゅうい) - surroundings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まわ.り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SPECIES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kind - class - variety - seed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シュ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種類 (しゅるい) - variety</text:p>
              <text:p text:style-name="P1">種目 (しゅもく) - event</text:p>
              <text:p text:style-name="P1">人種 (じんしゅ) - race (of people)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たね　-ぐさ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CHANT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recite - call upon - yell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ショウ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提唱 (ていしょう) - advocacy</text:p>
              <text:p text:style-name="P1">唱える (となえる) - to recite</text:p>
              <text:p text:style-name="P1">合唱 (がっしょう) - chorus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とな.える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FIRST TIME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beginning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ショ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初めて (はじめて) - for the first time</text:p>
              <text:p text:style-name="P1">最初 (さいしょ) - beginning</text:p>
              <text:p text:style-name="P1">当初 (とうしょ) - at first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はじ.め　はじ.めて　はつ　はつ-　うい-　…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照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省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松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焼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笑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象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臣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成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賞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信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清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静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FOCUS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government ministry - conserve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セイ　ショウ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同省 (どうしょう) - the said ministry</text:p>
              <text:p text:style-name="P1">反省 (はんせい) - reflection</text:p>
              <text:p text:style-name="P1">運輸省 (うんゆしょう) - Ministry of Transport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かえり.みる　はぶ.く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ILLUMINATE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shine - compare - bashful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ショウ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対照的 (たいしょうてき) - contrastive</text:p>
              <text:p text:style-name="P1">照明 (しょうめい) - illumination</text:p>
              <text:p text:style-name="P1">参照 (さんしょう) - reference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て.る　て.らす　て.れる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BAKE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burning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ショ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焼く (やく) - to bake</text:p>
              <text:p text:style-name="P1">焼き (やき) - cooking, esp. frying or stir-frying</text:p>
              <text:p text:style-name="P1">燃焼 (ねんしょう) - burning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や.く　や.き　や.き-　-や.き　や.ける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PINE TREE</text:p>
            </draw:text-box>
            <svg:title>english</svg:title>
          </draw:frame>
          <draw:frame draw:style-name="gr12" draw:text-style-name="P1" draw:layer="layout" svg:width="9.206cm" svg:height="0.937cm" svg:x="11.111cm" svg:y="2.328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ショウ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小松 (こまつ) - small pine</text:p>
              <text:p text:style-name="P1">浜松 (はままつ) - Hamamatsu (city)</text:p>
              <text:p text:style-name="P1">松原 (まつばら) - pine grove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まつ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ELEPHANT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pattern after - imitate - image - shape - …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ショウ　ゾウ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対象 (たいしょう) - target</text:p>
              <text:p text:style-name="P1">印象 (いんしょう) - impression</text:p>
              <text:p text:style-name="P1">現象 (げんしょう) - phenomenon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かたど.る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LAUGH</text:p>
            </draw:text-box>
            <svg:title>english</svg:title>
          </draw:frame>
          <draw:frame draw:style-name="gr12" draw:text-style-name="P1" draw:layer="layout" svg:width="9.206cm" svg:height="0.937cm" svg:x="11.113cm" svg:y="10.976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ショウ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笑う (わらう) - to laugh</text:p>
              <text:p text:style-name="P1">笑顔 (えがお) - smiling face</text:p>
              <text:p text:style-name="P1">笑い (わらい) - laugh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わら.う　え.む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TURN INTO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become - get - grow - elapse - reach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セイ　ジョウ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成立 (せいりつ) - coming into existence</text:p>
              <text:p text:style-name="P1">成長 (せいちょう) - growth</text:p>
              <text:p text:style-name="P1">成功 (せいこう) - success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な.る　な.す　-な.す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RETAINER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subject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シン　ジン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大臣 (おとど) - nobleman's residence</text:p>
              <text:p text:style-name="P1">忠臣 (ちゅうしん) - loyal retainer</text:p>
              <text:p text:style-name="P1">家臣 (かしん) - vassal</text:p>
            </draw:text-box>
            <svg:title>examples</svg:title>
          </draw:frame>
          <draw:frame draw:style-name="gr11" draw:text-style-name="P1" draw:layer="layout" svg:width="9.206cm" svg:height="0.937cm" svg:x="11.113cm" svg:y="20.467cm">
            <draw:text-box>
              <text:p/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FAITH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truth - fidelity - trust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シン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通信 (つうしん) - correspondence</text:p>
              <text:p text:style-name="P1">自信 (じしん) - self-confidence</text:p>
              <text:p text:style-name="P1">信頼 (しんらい) - reliance</text:p>
            </draw:text-box>
            <svg:title>examples</svg:title>
          </draw:frame>
          <draw:frame draw:style-name="gr11" draw:text-style-name="P1" draw:layer="layout" svg:width="9.206cm" svg:height="0.937cm" svg:x="1.318cm" svg:y="16.144cm">
            <draw:text-box>
              <text:p/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PRIZE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reward - praise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ショウ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受賞 (じゅしょう) - winning (a prize)</text:p>
              <text:p text:style-name="P1">賞金 (しょうきん) - prize</text:p>
              <text:p text:style-name="P1">大賞 (たいしょう) - big prize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ほ.める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QUIET</text:p>
            </draw:text-box>
            <svg:title>english</svg:title>
          </draw:frame>
          <draw:frame draw:style-name="gr12" draw:text-style-name="P1" draw:layer="layout" svg:width="9.206cm" svg:height="0.937cm" svg:x="1.32cm" svg:y="23.945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セイ　ジョウ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静岡 (しずおか) - Shizuoka (city)</text:p>
              <text:p text:style-name="P1">静か (しずか) - quiet</text:p>
              <text:p text:style-name="P1">冷静 (れいせい) - calm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しず-　しず.か　しず.まる　しず.める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PURE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purify - cleanse - exorcise - Manchu dynasty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セイ　ショウ　シン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清水 (きよみず) - spring water</text:p>
              <text:p text:style-name="P1">清算 (せいさん) - liquidation</text:p>
              <text:p text:style-name="P1">清掃 (せいそう) - cleaning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きよ.い　きよ.まる　きよ.める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折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節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席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積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6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説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戦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然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倉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浅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選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巣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争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NODE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season - period - occasion - verse - clause - …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セツ　セチ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季節 (きせつ) - season</text:p>
              <text:p text:style-name="P1">節約 (せつやく) - economizing</text:p>
              <text:p text:style-name="P1">節目 (ふしめ) - turning point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ふし　-ぶし　のっと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FOLD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break - fracture - bend - yield - submit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セツ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折衝 (せっしょう) - negotiation</text:p>
              <text:p text:style-name="P1">骨折 (こっせつ) - bone fracture</text:p>
              <text:p text:style-name="P1">折る (おる) - to break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お.る　おり　お.り　-お.り　お.れる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VOLUME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product (x*y) - acreage - contents - pile up - …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セキ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積極的 (せっきょくてき) - assertive</text:p>
              <text:p text:style-name="P1">積極 (せっきょく) - positive</text:p>
              <text:p text:style-name="P1">面積 (めんせき) - area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つ.む　-づ.み　つ.もる　つ.もり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SEAT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mat - occasion - place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セキ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出席 (しゅっせき) - attendance</text:p>
              <text:p text:style-name="P1">議席 (ぎせき) - parliamentary seat</text:p>
              <text:p text:style-name="P1">主席 (しゅせき) - head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むしろ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WAR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battle - match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セン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戦争 (せんそう) - war</text:p>
              <text:p text:style-name="P1">戦後 (せんご) - postwar period</text:p>
              <text:p text:style-name="P1">戦略 (せんりゃく) - strategy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いくさ　たたか.う　おのの.く　そよ.ぐ　…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RUMOR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opinion - theory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セツ　ゼイ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説明 (せつめい) - explanation</text:p>
              <text:p text:style-name="P1">演説 (えんぜつ) - speech</text:p>
              <text:p text:style-name="P1">小説 (しょうせつ) - novel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と.く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GODOWN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warehouse - storehouse - cellar - treasury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ソウ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倉庫 (そうこ) - storehouse</text:p>
              <text:p text:style-name="P1">倉敷 (くらしき) - storage charges</text:p>
              <text:p text:style-name="P1">米倉 (こめぐら) - rice granary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くら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SORT OF THING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so - if so - in that case - well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ゼン　ネン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自然 (しぜん) - nature</text:p>
              <text:p text:style-name="P1">当然 (とうぜん) - natural</text:p>
              <text:p text:style-name="P1">突然 (とつぜん) - abrupt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しか　しか.り　しか.し　さ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ELECT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select - choose - prefer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セン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選挙 (せんきょ) - election</text:p>
              <text:p text:style-name="P1">選手 (せんしゅ) - player (in game)</text:p>
              <text:p text:style-name="P1">選ぶ (えらぶ) - to choose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えら.ぶ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SHALLOW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superficial - frivolous - wretched - shameful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セン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浅い (あさい) - shallow</text:p>
              <text:p text:style-name="P1">浅見 (せんけん) - shallow view</text:p>
              <text:p text:style-name="P1">浅瀬 (あさせ) - shoal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あさ.い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CONTEND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dispute - argue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ソウ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戦争 (せんそう) - war</text:p>
              <text:p text:style-name="P1">競争 (きょうそう) - competition</text:p>
              <text:p text:style-name="P1">紛争 (ふんそう) - dispute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あらそ.う　いか.でか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NEST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rookery - hive - cobweb - den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ソウ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古巣 (ふるす) - old haunts</text:p>
              <text:p text:style-name="P1">巣立つ (すだつ) - to leave the nest</text:p>
              <text:p text:style-name="P1">卵巣 (らんそう) - ovary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す　す.くう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続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卒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側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束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孫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帯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単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置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隊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達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仲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貯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GRADUATE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soldier - private - die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ソツ　シュツ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卒業 (そつぎょう) - graduation</text:p>
              <text:p text:style-name="P1">大卒 (だいそつ) - university graduate</text:p>
              <text:p text:style-name="P1">高卒 (こうそつ) - high school graduate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そっ.する　お.える　お.わる　ついに　…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CONTINUE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series - sequel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ゾク　ショク　コウ　キョウ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続く (つづく) - to continue</text:p>
              <text:p text:style-name="P1">続ける (つづける) - to continue</text:p>
              <text:p text:style-name="P1">連続 (れんぞく) - serial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つづ.く　つづ.ける　つぐ.ない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BUNDLE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sheaf - ream - tie in bundles - govern - manage - …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ソク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約束 (やくそく) - arrangement</text:p>
              <text:p text:style-name="P1">拘束 (こうそく) - restriction</text:p>
              <text:p text:style-name="P1">結束 (けっそく) - union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たば　たば.ねる　つか　つか.ねる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SIDE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lean - oppose - regret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ソク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西側 (にしがわ) - west side</text:p>
              <text:p text:style-name="P1">米側 (べいがわ) - American position</text:p>
              <text:p text:style-name="P1">側面 (そくめん) - side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かわ　がわ　そば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SASH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belt - obi - zone - region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タイ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世帯 (しょたい) - household</text:p>
              <text:p text:style-name="P1">地帯 (ちたい) - area</text:p>
              <text:p text:style-name="P1">熱帯 (ねったい) - tropics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お.びる　おび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GRANDCHILD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descendants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ソン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子孫 (しそん) - descendants</text:p>
              <text:p text:style-name="P1">孫娘 (まごむすめ) - granddaughter</text:p>
              <text:p text:style-name="P1">ひ孫 (ひいまご) - great-grandchild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まご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PLACEMENT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put - set - deposit - leave behind - keep - employ - …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チ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措置 (そち) - measure</text:p>
              <text:p text:style-name="P1">設置 (せっち) - establishment</text:p>
              <text:p text:style-name="P1">置く (おく) - to put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お.く　-お.き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SIMPLE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one - single - merely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タン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簡単 (かんたん) - simple</text:p>
              <text:p text:style-name="P1">単位 (たんい) - unit</text:p>
              <text:p text:style-name="P1">単独 (たんどく) - sole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ひとえ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ACCOMPLISHED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reach - arrive - attain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タツ　ダ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達す (たっす) - to reach</text:p>
              <text:p text:style-name="P1">達成 (たっせい) - achievement</text:p>
              <text:p text:style-name="P1">調達 (ちょうたつ) - supply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-たち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REGIMENT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party - company - squad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タイ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自衛隊 (じえいたい) - self-defense force</text:p>
              <text:p text:style-name="P1">部隊 (ぶたい) - force</text:p>
              <text:p text:style-name="P1">隊員 (たいいん) - group members</text:p>
            </draw:text-box>
            <svg:title>examples</svg:title>
          </draw:frame>
          <draw:frame draw:style-name="gr11" draw:text-style-name="P1" draw:layer="layout" svg:width="9.206cm" svg:height="0.937cm" svg:x="11.112cm" svg:y="16.143cm">
            <draw:text-box>
              <text:p/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SAVINGS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store - lay in - keep - wear mustache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チョ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貯金 (ちょきん) - savings</text:p>
              <text:p text:style-name="P1">貯蓄 (ちょちく) - savings</text:p>
              <text:p text:style-name="P1">貯蔵 (ちょぞう) - storage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た.める　たくわ.える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GO-BETWEEN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relationship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チュウ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仲間 (ちゅうげん) - samurai's attendant</text:p>
              <text:p text:style-name="P1">仲介 (ちゅうかい) - agency</text:p>
              <text:p text:style-name="P1">仲良く (なかよく) - making friends with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なか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低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停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兆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腸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底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的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徒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努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典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伝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灯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働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HALT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stopping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テイ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停止 (ていし) - suspension</text:p>
              <text:p text:style-name="P1">停戦 (ていせん) - armistice</text:p>
              <text:p text:style-name="P1">調停 (ちょうてい) - arbitration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と.める　と.まる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LOWER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short - humble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テイ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低下 (ていか) - fall</text:p>
              <text:p text:style-name="P1">最低 (さいてい) - least</text:p>
              <text:p text:style-name="P1">低迷 (ていめい) - hanging low (over)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ひく.い　ひく.める　ひく.まる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INTESTINES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guts - bowels - viscera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チョ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大腸 (おおわた) - large intestine</text:p>
              <text:p text:style-name="P1">胃腸 (いちょう) - stomach</text:p>
              <text:p text:style-name="P1">直腸 (ちょくちょう) - rectum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はらわた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PORTENT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10**12 - trillion - sign - omen - symptoms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チョウ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兆し (きざし) - signs</text:p>
              <text:p text:style-name="P1">兆候 (ちょうこう) - sign</text:p>
              <text:p text:style-name="P1">前兆 (ぜんちょう) - omen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きざ.す　きざ.し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BULL'S EYE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mark - target - object - adjective ending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テキ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目的 (もくてき) - purpose</text:p>
              <text:p text:style-name="P1">具体的 (ぐたいてき) - concrete</text:p>
              <text:p text:style-name="P1">積極的 (せっきょくてき) - assertive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まと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BOTTOM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sole - depth - bottom price - base - kind - sort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テイ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徹底 (てってい) - thoroughness</text:p>
              <text:p text:style-name="P1">海底 (かいてい) - bottom of the ocean</text:p>
              <text:p text:style-name="P1">根底 (こんてい) - root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そこ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TOIL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diligent - as much as possible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ド</text:p>
            </draw:text-box>
            <svg:title>onyomi</svg:title>
          </draw:frame>
          <draw:frame draw:style-name="gr9" draw:text-style-name="P1" draw:layer="layout" svg:width="9.206cm" svg:height="0.899cm" svg:x="1.319cm" svg:y="21.34cm">
            <draw:text-box>
              <text:p text:style-name="P1">努力 (どりょく) - great effort</text:p>
              <text:p text:style-name="P1">努める (つとめる) - to endeavor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つと.める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JUNIOR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emptiness - vanity - futility - uselessness - …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ト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生徒 (せいと) - pupil</text:p>
              <text:p text:style-name="P1">教徒 (きょうと) - believer</text:p>
              <text:p text:style-name="P1">徒歩 (とほ) - walking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いたずら　あだ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TRANSMIT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go along - walk along - follow - report - …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デン　テン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伝える (つたえる) - to convey</text:p>
              <text:p text:style-name="P1">伝統 (でんとう) - tradition</text:p>
              <text:p text:style-name="P1">遺伝子 (いでんし) - gene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つた.わる　つた.える　つた.う　つだ.う　…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CODE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ceremony - law - rule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テン　デン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式典 (しきてん) - ceremony</text:p>
              <text:p text:style-name="P1">古典 (こてん) - old book</text:p>
              <text:p text:style-name="P1">典型 (てんけい) - type</text:p>
            </draw:text-box>
            <svg:title>examples</svg:title>
          </draw:frame>
          <draw:frame draw:style-name="gr11" draw:text-style-name="P1" draw:layer="layout" svg:width="9.206cm" svg:height="0.937cm" svg:x="11.112cm" svg:y="16.143cm">
            <draw:text-box>
              <text:p/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WORK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kokuji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ドウ　リュク　リキ　ロク　リョク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働く (はたらく) - to work</text:p>
              <text:p text:style-name="P1">労働 (ろうどう) - manual labor</text:p>
              <text:p text:style-name="P1">労働者 (ろうどうしゃ) - laborer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はたら.く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LAMP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a light - light - counter for lights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トウ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灯油 (とうゆ) - lamp oil</text:p>
              <text:p text:style-name="P1">点灯 (てんとう) - lighting (a lamp)</text:p>
              <text:p text:style-name="P1">電灯 (でんとう) - electric light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ひ　ほ-　ともしび　とも.す　あかり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特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毒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堂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得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熱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念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博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飯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敗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梅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費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飛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POISON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virus - venom - germ - harm - injury - spite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ドク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中毒 (ちゅうどく) - poisoning</text:p>
              <text:p text:style-name="P1">毒性 (どくせい) - toxicity</text:p>
              <text:p text:style-name="P1">気の毒 (きのどく) - pitiful</text:p>
            </draw:text-box>
            <svg:title>examples</svg:title>
          </draw:frame>
          <draw:frame draw:style-name="gr11" draw:text-style-name="P1" draw:layer="layout" svg:width="9.206cm" svg:height="0.937cm" svg:x="1.318cm" svg:y="7.5cm">
            <draw:text-box>
              <text:p/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SPECIAL</text:p>
            </draw:text-box>
            <svg:title>english</svg:title>
          </draw:frame>
          <draw:frame draw:style-name="gr12" draw:text-style-name="P1" draw:layer="layout" svg:width="9.206cm" svg:height="0.937cm" svg:x="11.112cm" svg:y="6.652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トク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特別 (とくべつ) - special</text:p>
              <text:p text:style-name="P1">特に (とくに) - particularly</text:p>
              <text:p text:style-name="P1">特徴 (とくちょう) - feature</text:p>
            </draw:text-box>
            <svg:title>examples</svg:title>
          </draw:frame>
          <draw:frame draw:style-name="gr11" draw:text-style-name="P1" draw:layer="layout" svg:width="9.206cm" svg:height="0.937cm" svg:x="11.112cm" svg:y="7.499cm">
            <draw:text-box>
              <text:p/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GAIN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get - find - earn - acquire - can - may - able to - …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トク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得る (うる) - to be able to ...</text:p>
              <text:p text:style-name="P1">獲得 (かくとく) - acquisition</text:p>
              <text:p text:style-name="P1">所得 (しょとく) - income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え.る　う.る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PUBLIC CHAMBER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hall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ドウ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食堂 (しょくどう) - dining room</text:p>
              <text:p text:style-name="P1">講堂 (こうどう) - auditorium</text:p>
              <text:p text:style-name="P1">公会堂 (こうかいどう) - town hall</text:p>
            </draw:text-box>
            <svg:title>examples</svg:title>
          </draw:frame>
          <draw:frame draw:style-name="gr11" draw:text-style-name="P1" draw:layer="layout" svg:width="9.206cm" svg:height="0.937cm" svg:x="11.111cm" svg:y="3.175cm">
            <draw:text-box>
              <text:p/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WISH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sense - idea - thought - feeling - desire - …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ネン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記念 (きねん) - commemoration</text:p>
              <text:p text:style-name="P1">懸念 (けねん) - worry</text:p>
              <text:p text:style-name="P1">残念 (ざんねん) - deplorable</text:p>
            </draw:text-box>
            <svg:title>examples</svg:title>
          </draw:frame>
          <draw:frame draw:style-name="gr11" draw:text-style-name="P1" draw:layer="layout" svg:width="9.206cm" svg:height="0.937cm" svg:x="1.319cm" svg:y="11.824cm">
            <draw:text-box>
              <text:p/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HEAT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temperature - fever - mania - passion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ネツ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熱い (あつい) - hot (thing)</text:p>
              <text:p text:style-name="P1">熱心 (ねっしん) - zeal</text:p>
              <text:p text:style-name="P1">熱帯 (ねったい) - tropics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あつ.い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MEAL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boiled rice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ハン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米飯 (べいはん) - cooked rice</text:p>
              <text:p text:style-name="P1">炊飯器 (すいはんき) - rice cooker</text:p>
              <text:p text:style-name="P1">大飯 (おおめし) - large meal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めし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DR.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command - esteem - win acclaim - PhD. - exposition - …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ハク　バク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博士 (はかせ) - doctorate</text:p>
              <text:p text:style-name="P1">博物館 (はくぶつかん) - museum</text:p>
              <text:p text:style-name="P1">博覧会 (はくらんかい) - fair</text:p>
            </draw:text-box>
            <svg:title>examples</svg:title>
          </draw:frame>
          <draw:frame draw:style-name="gr11" draw:text-style-name="P1" draw:layer="layout" svg:width="9.206cm" svg:height="0.937cm" svg:x="11.113cm" svg:y="20.467cm">
            <draw:text-box>
              <text:p/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PLUM</text:p>
            </draw:text-box>
            <svg:title>english</svg:title>
          </draw:frame>
          <draw:frame draw:style-name="gr12" draw:text-style-name="P1" draw:layer="layout" svg:width="9.206cm" svg:height="0.937cm" svg:x="1.318cm" svg:y="15.297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バイ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青梅 (あおうめ) - unripe plum</text:p>
              <text:p text:style-name="P1">梅雨 (つゆ) - rainy season</text:p>
              <text:p text:style-name="P1">梅干し (うめぼし) - dried plum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うめ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FAILURE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defeat - reversal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ハイ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失敗 (しっぱい) - failure</text:p>
              <text:p text:style-name="P1">腐敗 (ふはい) - decay</text:p>
              <text:p text:style-name="P1">敗れる (やぶれる) - to be defeated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やぶ.れる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FLY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skip (pages) - scatter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ヒ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飛ぶ (とぶ) - to jump</text:p>
              <text:p text:style-name="P1">飛行 (ひこう) - aviation</text:p>
              <text:p text:style-name="P1">飛行機 (ひこうき) - airplane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と.ぶ　と.ばす　-と.ばす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EXPENSE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cost - spend - consume - waste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ヒ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消費 (しょうひ) - consumption</text:p>
              <text:p text:style-name="P1">消費者 (しょうひしゃ) - consumer</text:p>
              <text:p text:style-name="P1">費用 (ひよう) - cost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つい.やす　つい.える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票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不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必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標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付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夫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粉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兵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府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副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別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変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NEGATIVE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non- - bad - ugly - clumsy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フ　ブ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不足 (ふそく) - insufficiency</text:p>
              <text:p text:style-name="P1">不安 (ふあん) - anxiety</text:p>
              <text:p text:style-name="P1">不況 (ふきょう) - recession</text:p>
            </draw:text-box>
            <svg:title>examples</svg:title>
          </draw:frame>
          <draw:frame draw:style-name="gr11" draw:text-style-name="P1" draw:layer="layout" svg:width="9.206cm" svg:height="0.937cm" svg:x="1.318cm" svg:y="7.5cm">
            <draw:text-box>
              <text:p/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BALLOT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label - ticket - sign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ヒョウ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投票 (とうひょう) - voting</text:p>
              <text:p text:style-name="P1">開票 (かいひょう) - counting ballots</text:p>
              <text:p text:style-name="P1">得票 (とくひょう) - number of votes polled</text:p>
            </draw:text-box>
            <svg:title>examples</svg:title>
          </draw:frame>
          <draw:frame draw:style-name="gr11" draw:text-style-name="P1" draw:layer="layout" svg:width="9.206cm" svg:height="0.937cm" svg:x="11.112cm" svg:y="7.499cm">
            <draw:text-box>
              <text:p/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SIGNPOST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seal - mark - stamp - imprint - symbol - emblem - …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ヒョ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目標 (めじるし) - mark</text:p>
              <text:p text:style-name="P1">標準 (ひょうじゅん) - standard</text:p>
              <text:p text:style-name="P1">指標 (しひょう) - index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しるべ　しるし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INVARIABLY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certain - inevitable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ヒツ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必要 (ひつよう) - necessary</text:p>
              <text:p text:style-name="P1">必要性 (ひつようせい) - necessity</text:p>
              <text:p text:style-name="P1">必ず (かならず) - always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かなら.ず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HUSBAND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man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フ　フウ　ブ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夫人 (はしかし) - wife</text:p>
              <text:p text:style-name="P1">夫婦 (ふうふ) - married couple</text:p>
              <text:p text:style-name="P1">工夫 (くふう) - scheme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おっと　それ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ADHERE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attach - refer to - append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フ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付近 (ふきん) - neighborhood</text:p>
              <text:p text:style-name="P1">寄付 (きふ) - contribution</text:p>
              <text:p text:style-name="P1">付ける (つける) - to attach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つ.ける　-つ.ける　-づ.ける　つ.け　…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SOLDIER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private - troops - army - warfare - strategy - …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ヘイ　ヒョウ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核兵器 (かくへいき) - nuclear weapons</text:p>
              <text:p text:style-name="P1">兵器 (へいき) - arms</text:p>
              <text:p text:style-name="P1">兵士 (へいし) - soldier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つわもの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FLOUR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powder - dust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フン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花粉 (かふん) - pollen</text:p>
              <text:p text:style-name="P1">小麦粉 (こむぎこ) - wheat flour</text:p>
              <text:p text:style-name="P1">花粉症 (かふんしょう) - hay fever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デシメートル　こ　こな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VICE-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duplicate - copy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フク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副長 (ふくちょう) - deputy head</text:p>
              <text:p text:style-name="P1">副作用 (ふくさよう) - reaction</text:p>
              <text:p text:style-name="P1">副知事 (ふくちじ) - lieutenant governor</text:p>
            </draw:text-box>
            <svg:title>examples</svg:title>
          </draw:frame>
          <draw:frame draw:style-name="gr11" draw:text-style-name="P1" draw:layer="layout" svg:width="9.206cm" svg:height="0.937cm" svg:x="1.318cm" svg:y="16.144cm">
            <draw:text-box>
              <text:p/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BOROUGH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urban prefecture - govt office - …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フ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政府 (せいふ) - government</text:p>
              <text:p text:style-name="P1">府警 (ふけい) - prefectural police</text:p>
              <text:p text:style-name="P1">府中 (ふちゅう) - Fuchuu (in Tokyo)</text:p>
            </draw:text-box>
            <svg:title>examples</svg:title>
          </draw:frame>
          <draw:frame draw:style-name="gr11" draw:text-style-name="P1" draw:layer="layout" svg:width="9.206cm" svg:height="0.937cm" svg:x="11.112cm" svg:y="16.143cm">
            <draw:text-box>
              <text:p/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UNUSUAL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change - strange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ヘン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変わる (かわる) - to change</text:p>
              <text:p text:style-name="P1">変化 (へんか) - change</text:p>
              <text:p text:style-name="P1">変える (かえる) - to change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か.わる　か.わり　か.える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SEPARATE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branch off - diverge - fork - another - extra - …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ベツ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特別 (とくべつ) - special</text:p>
              <text:p text:style-name="P1">告別 (こくべつ) - farewell</text:p>
              <text:p text:style-name="P1">差別 (さべつ) - discrimination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わか.れる　わ.ける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包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法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辺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便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望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牧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未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脈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末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満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民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無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METHOD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law - rule - principle - model - system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ホウ　ハッ　ホッ　フラン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法案 (ほうあん) - bill (law)</text:p>
              <text:p text:style-name="P1">憲法 (けんぽう) - constitution</text:p>
              <text:p text:style-name="P1">方法 (ほうほう) - method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のり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WRAP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pack up - cover - conceal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ホウ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包括 (ほうかつ) - inclusion</text:p>
              <text:p text:style-name="P1">包む (くるむ) - to wrap up</text:p>
              <text:p text:style-name="P1">包囲 (ほうい) - siege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つつ.む　くる.む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CONVENIENCE</text:p>
            </draw:text-box>
            <svg:title>english</svg:title>
          </draw:frame>
          <draw:frame draw:style-name="gr12" draw:text-style-name="P1" draw:layer="layout" svg:width="9.206cm" svg:height="0.937cm" svg:x="1.317cm" svg:y="2.329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ベン　ビン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郵便 (ゆうびん) - mail</text:p>
              <text:p text:style-name="P1">便利 (べんり) - convenient</text:p>
              <text:p text:style-name="P1">郵便局 (ゆうびんきょく) - post office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たよ.り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ENVIRONS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boundary - border - vicinity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ヘン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周辺 (しゅうへん) - circumference</text:p>
              <text:p text:style-name="P1">身辺 (しんぺん) - one's person</text:p>
              <text:p text:style-name="P1">海辺 (うみべ) - beach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あた.り　ほと.り　-べ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BREED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care for - shepherd - feed - pasture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ボク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牧野 (ぼくや) - pasture land</text:p>
              <text:p text:style-name="P1">牧場 (ぼくじょう) - farm (livestock)</text:p>
              <text:p text:style-name="P1">牧師 (ぼくし) - pastor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まき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AMBITION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full moon - hope - desire - aspire to - expect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ボウ　モウ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希望 (きぼう) - hope</text:p>
              <text:p text:style-name="P1">望む (のぞむ) - to desire</text:p>
              <text:p text:style-name="P1">要望 (ようぼう) - demand for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のぞ.む　もち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VEIN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pulse - hope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ミャク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人脈 (じんみゃく) - personal connections</text:p>
              <text:p text:style-name="P1">動脈 (どうみゃく) - artery</text:p>
              <text:p text:style-name="P1">山脈 (さんみゃく) - mountain range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すじ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UN-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not yet - hitherto - still - even now - …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ミ　ビ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未明 (みめい) - early dawn</text:p>
              <text:p text:style-name="P1">未来 (みらい) - the future (usually distant)</text:p>
              <text:p text:style-name="P1">未満 (みまん) - less than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いま.だ　ま.だ　ひつじ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FULL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fullness - enough - satisfy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マン　バン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不満 (ふまん) - dissatisfaction</text:p>
              <text:p text:style-name="P1">満足 (まんぞく) - satisfaction</text:p>
              <text:p text:style-name="P1">未満 (みまん) - less than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み.ちる　み.つ　み.たす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END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close - tip - powder - posterity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マツ　バツ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月末 (げつまつ) - end of the month</text:p>
              <text:p text:style-name="P1">年末 (ねんまつ) - end-of-year</text:p>
              <text:p text:style-name="P1">週末 (しゅうまつ) - weekend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すえ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NOTHINGNESS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none - ain't - nothing - nil - not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ム　ブ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無料 (むりょう) - free</text:p>
              <text:p text:style-name="P1">無理 (むり) - unreasonable</text:p>
              <text:p text:style-name="P1">無視 (むし) - disregard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な.い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PEOPLE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nation - subjects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ミン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自民党 (じみんとう) - Liberal Democratic Party</text:p>
              <text:p text:style-name="P1">国民 (こくみん) - nation</text:p>
              <text:p text:style-name="P1">市民 (しみん) - citizen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たみ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要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養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約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勇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浴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利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良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量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陸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料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輪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類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8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FOSTER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bring up - rear - develop - nurture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ヨウ　リョウ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栄養 (えいよう) - nutrition</text:p>
              <text:p text:style-name="P1">養成 (ようせい) - training</text:p>
              <text:p text:style-name="P1">教養 (きょうよう) - culture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やしな.う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NEED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main point - essence - pivot - key to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ヨウ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必要 (ひつよう) - necessary</text:p>
              <text:p text:style-name="P1">要求 (ようきゅう) - demand</text:p>
              <text:p text:style-name="P1">重要 (じゅうよう) - important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い.る　かなめ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COURAGE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cheer up - be in high spirits - bravery - heroism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ユ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勇気 (ゆうき) - courage</text:p>
              <text:p text:style-name="P1">勇退 (ゆうたい) - bowing out</text:p>
              <text:p text:style-name="P1">義勇 (ぎゆう) - heroism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いさ.む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PROMISE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approximately - shrink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ヤク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条約 (じょうやく) - treaty</text:p>
              <text:p text:style-name="P1">契約 (けいやく) - contract</text:p>
              <text:p text:style-name="P1">約束 (やくそく) - arrangement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つづ.まる　つづ.める　つづま.やか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PROFIT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advantage - benefit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リ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利用 (りよう) - use</text:p>
              <text:p text:style-name="P1">金利 (きんり) - interest rates</text:p>
              <text:p text:style-name="P1">利益 (りえき) - profit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き.く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BATHE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be favored with - bask in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ヨク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浴びる (あびる) - to bathe</text:p>
              <text:p text:style-name="P1">入浴 (にゅうよく) - bathe</text:p>
              <text:p text:style-name="P1">浴室 (よくしつ) - bathroom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あ.びる　あ.びせる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QUANTITY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measure - weight - amount - consider - estimate - …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リョウ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大量 (たいりょう) - large quantity</text:p>
              <text:p text:style-name="P1">重量 (じゅうりょう) - weight</text:p>
              <text:p text:style-name="P1">数量 (すうりょう) - quantity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はか.る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GOOD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pleasing - skilled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リョウ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良い (いい) - good</text:p>
              <text:p text:style-name="P1">不良 (ふりょう) - badness</text:p>
              <text:p text:style-name="P1">改良 (かいりょう) - improvement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よ.い　-よ.い　い.い　-い.い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FEE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materials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リョウ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資料 (しりょう) - materials</text:p>
              <text:p text:style-name="P1">料理 (りょうり) - cooking</text:p>
              <text:p text:style-name="P1">料金 (りょうきん) - fee</text:p>
            </draw:text-box>
            <svg:title>examples</svg:title>
          </draw:frame>
          <draw:frame draw:style-name="gr11" draw:text-style-name="P1" draw:layer="layout" svg:width="9.206cm" svg:height="0.937cm" svg:x="1.318cm" svg:y="16.144cm">
            <draw:text-box>
              <text:p/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LAND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six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リク　ロク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陸上 (りくじょう) - land</text:p>
              <text:p text:style-name="P1">大陸 (たいりく) - continent</text:p>
              <text:p text:style-name="P1">上陸 (じょうりく) - landing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おか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SORT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kind - variety - class - genus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ルイ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種類 (しゅるい) - variety</text:p>
              <text:p text:style-name="P1">人類 (じんるい) - mankind</text:p>
              <text:p text:style-name="P1">書類 (しょるい) - documents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たぐ.い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WHEEL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ring - circle - link - loop - …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リン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五輪 (ごりん) - the Olympics</text:p>
              <text:p text:style-name="P1">競輪 (けいりん) - keirin</text:p>
              <text:p text:style-name="P1">指輪 (ゆびわ) - ring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わ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冷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歴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令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例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連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労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4.445cm" svg:height="3.399cm" svg:x="3.54cm" svg:y="18.688cm">
            <draw:text-box>
              <text:p/>
            </draw:text-box>
            <svg:title>literal</svg:title>
          </draw:frame>
          <draw:frame draw:style-name="gr14" draw:layer="layout" svg:width="1.189cm" svg:height="0.937cm" svg:x="8.865cm" svg:y="21.218cm">
            <draw:text-box>
              <text:p/>
            </draw:text-box>
            <svg:title>stroke_count</svg:title>
          </draw:frame>
          <draw:frame draw:style-name="gr15" draw:layer="layout" svg:width="1.282cm" svg:height="0.937cm" svg:x="1.38cm" svg:y="21.218cm">
            <draw:text-box>
              <text:p/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4.445cm" svg:height="3.399cm" svg:x="13.335cm" svg:y="18.688cm">
            <draw:text-box>
              <text:p/>
            </draw:text-box>
            <svg:title>literal</svg:title>
          </draw:frame>
          <draw:frame draw:style-name="gr14" draw:layer="layout" svg:width="1.189cm" svg:height="0.937cm" svg:x="18.66cm" svg:y="21.218cm">
            <draw:text-box>
              <text:p/>
            </draw:text-box>
            <svg:title>stroke_count</svg:title>
          </draw:frame>
          <draw:frame draw:style-name="gr15" draw:layer="layout" svg:width="1.282cm" svg:height="0.937cm" svg:x="11.175cm" svg:y="21.218cm">
            <draw:text-box>
              <text:p/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老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録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6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4.445cm" svg:height="3.399cm" svg:x="3.54cm" svg:y="23.026cm">
            <draw:text-box>
              <text:p/>
            </draw:text-box>
            <svg:title>literal</svg:title>
          </draw:frame>
          <draw:frame draw:style-name="gr14" draw:layer="layout" svg:width="1.189cm" svg:height="0.937cm" svg:x="8.865cm" svg:y="25.556cm">
            <draw:text-box>
              <text:p/>
            </draw:text-box>
            <svg:title>stroke_count</svg:title>
          </draw:frame>
          <draw:frame draw:style-name="gr15" draw:layer="layout" svg:width="1.282cm" svg:height="0.937cm" svg:x="1.38cm" svg:y="25.556cm">
            <draw:text-box>
              <text:p/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4.445cm" svg:height="3.399cm" svg:x="13.335cm" svg:y="23.026cm">
            <draw:text-box>
              <text:p/>
            </draw:text-box>
            <svg:title>literal</svg:title>
          </draw:frame>
          <draw:frame draw:style-name="gr14" draw:layer="layout" svg:width="1.189cm" svg:height="0.937cm" svg:x="18.66cm" svg:y="25.556cm">
            <draw:text-box>
              <text:p/>
            </draw:text-box>
            <svg:title>stroke_count</svg:title>
          </draw:frame>
          <draw:frame draw:style-name="gr15" draw:layer="layout" svg:width="1.282cm" svg:height="0.937cm" svg:x="11.175cm" svg:y="25.556cm">
            <draw:text-box>
              <text:p/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CURRICULUM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continuation - passage of time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レキ　レッキ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歴史 (れきし) - history</text:p>
              <text:p text:style-name="P1">歴史的 (れきしてき) - historic</text:p>
              <text:p text:style-name="P1">歴代 (れきだい) - successive generations</text:p>
            </draw:text-box>
            <svg:title>examples</svg:title>
          </draw:frame>
          <draw:frame draw:style-name="gr11" draw:text-style-name="P1" draw:layer="layout" svg:width="9.206cm" svg:height="0.937cm" svg:x="1.318cm" svg:y="7.5cm">
            <draw:text-box>
              <text:p/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COOL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cold (beer, person) - chill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レイ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冷戦 (れいせん) - cold war</text:p>
              <text:p text:style-name="P1">冷静 (れいせい) - calm</text:p>
              <text:p text:style-name="P1">冷たい (つべたい) - cold (to the touch)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つめ.たい　ひ.える　ひ.や　ひ.ややか　…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EXAMPLE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custom - usage - precedent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レイ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比例 (ひれい) - proportion</text:p>
              <text:p text:style-name="P1">例えば (たとえば) - for example</text:p>
              <text:p text:style-name="P1">異例 (いれい) - exception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たと.える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ORDERS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ancient laws - command - decree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レイ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司令官 (しれいかん) - commandant</text:p>
              <text:p text:style-name="P1">命令 (めいれい) - order</text:p>
              <text:p text:style-name="P1">政令 (せいれい) - government ordinance</text:p>
            </draw:text-box>
            <svg:title>examples</svg:title>
          </draw:frame>
          <draw:frame draw:style-name="gr11" draw:text-style-name="P1" draw:layer="layout" svg:width="9.206cm" svg:height="0.937cm" svg:x="11.111cm" svg:y="3.175cm">
            <draw:text-box>
              <text:p/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LABOR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thank for - reward for - toil - trouble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ロウ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労働 (ろうどう) - manual labor</text:p>
              <text:p text:style-name="P1">労働者 (ろうどうしゃ) - laborer</text:p>
              <text:p text:style-name="P1">労組 (ろうくみ) - labor union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ろう.する　いたわ.る　いた.ずき　…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TAKE ALONG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lead - join - connect - party - gang - clique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レン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国連 (こくれん) - UN</text:p>
              <text:p text:style-name="P1">ソ連 (ソれん) - Soviet Union</text:p>
              <text:p text:style-name="P1">連合 (れんごう) - union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つら.なる　つら.ねる　つ.れる　-づ.れ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layer="layout" svg:width="9.206cm" svg:height="0.945cm" svg:x="1.319cm" svg:y="18.751cm">
            <draw:text-box>
              <text:p/>
            </draw:text-box>
            <svg:title>english</svg:title>
          </draw:frame>
          <draw:frame draw:style-name="gr12" draw:text-style-name="P1" draw:layer="layout" svg:width="9.206cm" svg:height="0.937cm" svg:x="1.319cm" svg:y="19.621cm">
            <draw:text-box>
              <text:p/>
            </draw:text-box>
            <svg:title>meaning</svg:title>
          </draw:frame>
          <draw:frame draw:style-name="gr17" draw:text-style-name="P1" draw:layer="layout" svg:width="9.206cm" svg:height="0.937cm" svg:x="1.319cm" svg:y="20.045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.319cm" svg:y="21.321cm">
            <draw:text-box>
              <text:p/>
            </draw:text-box>
            <svg:title>examples</svg:title>
          </draw:frame>
          <draw:frame draw:style-name="gr11" draw:text-style-name="P1" draw:layer="layout" svg:width="9.206cm" svg:height="0.937cm" svg:x="1.319cm" svg:y="20.468cm">
            <draw:text-box>
              <text:p/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layer="layout" svg:width="9.206cm" svg:height="0.945cm" svg:x="11.113cm" svg:y="18.75cm">
            <draw:text-box>
              <text:p/>
            </draw:text-box>
            <svg:title>english</svg:title>
          </draw:frame>
          <draw:frame draw:style-name="gr12" draw:text-style-name="P1" draw:layer="layout" svg:width="9.206cm" svg:height="0.937cm" svg:x="11.113cm" svg:y="19.62cm">
            <draw:text-box>
              <text:p/>
            </draw:text-box>
            <svg:title>meaning</svg:title>
          </draw:frame>
          <draw:frame draw:style-name="gr17" draw:text-style-name="P1" draw:layer="layout" svg:width="9.206cm" svg:height="0.937cm" svg:x="11.113cm" svg:y="20.044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1.113cm" svg:y="21.32cm">
            <draw:text-box>
              <text:p/>
            </draw:text-box>
            <svg:title>examples</svg:title>
          </draw:frame>
          <draw:frame draw:style-name="gr11" draw:text-style-name="P1" draw:layer="layout" svg:width="9.206cm" svg:height="0.937cm" svg:x="11.113cm" svg:y="20.467cm">
            <draw:text-box>
              <text:p/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RECORD</text:p>
            </draw:text-box>
            <svg:title>english</svg:title>
          </draw:frame>
          <draw:frame draw:style-name="gr12" draw:text-style-name="P1" draw:layer="layout" svg:width="9.206cm" svg:height="0.937cm" svg:x="1.318cm" svg:y="15.297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ロク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記録 (きろく) - record</text:p>
              <text:p text:style-name="P1">登録 (とうろく) - registration</text:p>
              <text:p text:style-name="P1">収録 (しゅうろく) - compilation</text:p>
            </draw:text-box>
            <svg:title>examples</svg:title>
          </draw:frame>
          <draw:frame draw:style-name="gr11" draw:text-style-name="P1" draw:layer="layout" svg:width="9.206cm" svg:height="0.937cm" svg:x="1.318cm" svg:y="16.144cm">
            <draw:text-box>
              <text:p/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OLD MAN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old age - grow old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ロウ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老人 (ろうじん) - the aged</text:p>
              <text:p text:style-name="P1">老後 (ろうご) - old age</text:p>
              <text:p text:style-name="P1">長老 (ちょうろう) - eldest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お.いる　ふ.ける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layer="layout" svg:width="9.206cm" svg:height="0.945cm" svg:x="1.32cm" svg:y="23.075cm">
            <draw:text-box>
              <text:p/>
            </draw:text-box>
            <svg:title>english</svg:title>
          </draw:frame>
          <draw:frame draw:style-name="gr12" draw:text-style-name="P1" draw:layer="layout" svg:width="9.206cm" svg:height="0.937cm" svg:x="1.32cm" svg:y="23.945cm">
            <draw:text-box>
              <text:p/>
            </draw:text-box>
            <svg:title>meaning</svg:title>
          </draw:frame>
          <draw:frame draw:style-name="gr17" draw:text-style-name="P1" draw:layer="layout" svg:width="9.206cm" svg:height="0.937cm" svg:x="1.32cm" svg:y="24.369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.32cm" svg:y="25.645cm">
            <draw:text-box>
              <text:p/>
            </draw:text-box>
            <svg:title>examples</svg:title>
          </draw:frame>
          <draw:frame draw:style-name="gr11" draw:text-style-name="P1" draw:layer="layout" svg:width="9.206cm" svg:height="0.937cm" svg:x="1.32cm" svg:y="24.792cm">
            <draw:text-box>
              <text:p/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layer="layout" svg:width="9.206cm" svg:height="0.945cm" svg:x="11.114cm" svg:y="23.074cm">
            <draw:text-box>
              <text:p/>
            </draw:text-box>
            <svg:title>english</svg:title>
          </draw:frame>
          <draw:frame draw:style-name="gr12" draw:text-style-name="P1" draw:layer="layout" svg:width="9.206cm" svg:height="0.937cm" svg:x="11.114cm" svg:y="23.944cm">
            <draw:text-box>
              <text:p/>
            </draw:text-box>
            <svg:title>meaning</svg:title>
          </draw:frame>
          <draw:frame draw:style-name="gr17" draw:text-style-name="P1" draw:layer="layout" svg:width="9.206cm" svg:height="0.937cm" svg:x="11.114cm" svg:y="24.368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1.114cm" svg:y="25.644cm">
            <draw:text-box>
              <text:p/>
            </draw:text-box>
            <svg:title>examples</svg:title>
          </draw:frame>
          <draw:frame draw:style-name="gr11" draw:text-style-name="P1" draw:layer="layout" svg:width="9.206cm" svg:height="0.937cm" svg:x="11.114cm" svg:y="24.791cm">
            <draw:text-box>
              <text:p/>
            </draw:text-box>
            <svg:title>kunyomi</svg:title>
          </draw:frame>
        </draw:g>
      </draw:page>
      <draw:page draw:name="License" draw:style-name="dp1" draw:master-page-name="Default">
        <draw:frame draw:style-name="gr19" draw:text-style-name="P1" draw:layer="layout" svg:width="6.048cm" svg:height="2.116cm" svg:x="7.771cm" svg:y="7.341cm">
          <draw:image xlink:href="Pictures/2000005B00001089000005CAD9B0186C.svm" xlink:type="simple" xlink:show="embed" xlink:actuate="onLoad">
            <text:p/>
          </draw:image>
        </draw:frame>
        <draw:frame draw:style-name="gr20" draw:text-style-name="P2" draw:layer="layout" svg:width="19.59cm" svg:height="11.728cm" svg:x="1cm" svg:y="10.042cm">
          <draw:text-box>
            <text:p text:style-name="P1"><text:span text:style-name="T1">This work by Douglas P Perkins is available under a Creative Commons Share Alike-Attribution 3.0 License.</text:span> </text:p>
            <text:p text:style-name="P1"><text:span text:style-name="T1">For attribution, link to the following 2 pages and mention my name, Douglas P Perkins.</text:span> </text:p>
            <text:p text:style-name="P1"><text:span text:style-name="T1">This work depends on the files listed below, as well.</text:span> </text:p>
            <text:p text:style-name="P1"><text:span text:style-name="T1"><text:a xlink:href="https://dperkins.org/kanji/">https://dperkins.org/kanji/</text:a></text:span><text:span text:style-name="T1"> </text:span></text:p>
            <text:p text:style-name="P1"><text:span text:style-name="T1"><text:a xlink:href="https://identi.ca/dper/">https://identi.ca/dper/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2"/></text:p>
            <text:p text:style-name="P1"><text:span text:style-name="T3">kanjidic2.xml</text:span> </text:p>
            <text:p text:style-name="P1"><text:span text:style-name="T1">Retrieved 2011-02-21.</text:span> </text:p>
            <text:p text:style-name="P1"><text:span text:style-name="T1">Copyright by The Electronic Dictionary Research and Development Group.</text:span> </text:p>
            <text:p text:style-name="P1"><text:span text:style-name="T1">Available under Creative Commons Share Alike-Attribution 3.0 License.</text:span> </text:p>
            <text:p text:style-name="P1"><text:span text:style-name="T1"><text:a xlink:href="http://www.csse.monash.edu.au/~jwb/kanjidic2/">http://www.csse.monash.edu.au/~jwb/kanjidic2/</text:a></text:span><text:span text:style-name="T1"> </text:span></text:p>
            <text:p text:style-name="P1"><text:span text:style-name="T1"><text:a xlink:href="http://www.csse.monash.edu.au/~jwb/kanjidic2/kanjidic2.xml.gz">http://www.csse.monash.edu.au/~jwb/kanjidic2/kanjidic2.xml.gz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1"/></text:p>
            <text:p text:style-name="P1"><text:span text:style-name="T3">edict.txt</text:span> </text:p>
            <text:p text:style-name="P1"><text:span text:style-name="T1">Retrieved 2011-02-21.</text:span> </text:p>
            <text:p text:style-name="P1"><text:span text:style-name="T1">Copyright by the Electronic Dictionary Research and Development Group.</text:span> </text:p>
            <text:p text:style-name="P1"><text:span text:style-name="T1">Available under Creative Commons Share Alike-Attribution 3.0 License.</text:span> </text:p>
            <text:p text:style-name="P1"><text:span text:style-name="T1"><text:a xlink:href="http://www.csse.monash.edu.au/~jwb/kanjidic.html">http://www.csse.monash.edu.au/~jwb/kanjidic.html</text:a></text:span><text:span text:style-name="T1"> </text:span></text:p>
            <text:p text:style-name="P1"><text:span text:style-name="T1"><text:a xlink:href="http://ftp.monash.edu.au/pub/nihongo/kanjidic.gz">http://ftp.monash.edu.au/pub/nihongo/kanjidic.gz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1"/></text:p>
            <text:p text:style-name="P1"><text:span text:style-name="T3">wordfreq_ck</text:span> </text:p>
            <text:p text:style-name="P1"><text:span text:style-name="T1">Retrieved 2011-02-21.</text:span> </text:p>
            <text:p text:style-name="P1"><text:span text:style-name="T1">File is in the public domain.</text:span> </text:p>
            <text:p text:style-name="P1"><text:span text:style-name="T1"><text:a xlink:href="http://www.bcit-broadcast.com/monash/">http://www.bcit-broadcast.com/monash/</text:a></text:span><text:span text:style-name="T1"> </text:span></text:p>
            <text:p text:style-name="P1"><text:span text:style-name="T1"><text:a xlink:href="http://www.bcit-broadcast.com/monash/wordfreq_ck.gz">http://www.bcit-broadcast.com/monash/wordfreq_ck.gz</text:a></text:span><text:span text:style-name="T1"> </text:span></text:p>
            <text:p text:style-name="P1"><text:span text:style-name="T1"><text:a xlink:href="http://www.bcit-broadcast.com/monash/wordfreq.README">http://www.bcit-broadcast.com/monash/wordfreq.README</text:a></text:span><text:span text:style-name="T1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iteral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0000ff" fo:font-family="東風明朝" style:font-style-name="Regular" style:font-pitch="variable" fo:font-size="70pt" style:font-family-asian="東風明朝" style:font-size-asian="70pt"/>
    </style:style>
    <style:style style:name="Grad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 draw:shadow-offset-x="0.305cm" draw:shadow-offset-y="0.305cm"/>
      <style:paragraph-properties fo:text-align="center">
        <style:tab-stops/>
      </style:paragraph-properties>
      <style:text-properties fo:color="#808080" fo:font-family="東風ゴシック" style:font-style-name="Regular" style:font-family-generic="swiss" style:font-pitch="variable" fo:font-size="14pt" style:font-size-asian="14pt"/>
    </style:style>
    <style:style style:name="Stroke_20_count" style:display-name="Stroke count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ff00ff" fo:font-size="14pt" style:font-size-asian="14pt"/>
    </style:style>
    <style:style style:name="Front_20_background" style:display-name="Front background" style:family="graphic" style:parent-style-name="standard">
      <style:graphic-properties draw:stroke="none" draw:stroke-dash="Dash_20_2" draw:fill="none" draw:fill-color="#ccffff" draw:fill-gradient-name="Gradient_20_7" draw:fill-hatch-name="Hatch_20_1" draw:fill-image-name="Bitmape_20_1" draw:fill-image-width="0cm" draw:fill-image-height="0cm"/>
    </style:style>
    <style:style style:name="English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23ff23" fo:font-size="22pt"/>
    </style:style>
    <style:style style:name="Onyomi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ff6633" fo:font-size="10pt" style:font-size-asian="10pt"/>
    </style:style>
    <style:style style:name="Kunyomi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ff0000" fo:font-size="10pt" style:font-size-asian="10pt"/>
    </style:style>
    <style:style style:name="Examp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000000" fo:font-size="10pt" style:font-family-asian="東風明朝" style:font-size-asian="10pt"/>
    </style:style>
    <style:style style:name="Meaning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9999ff" fo:font-size="10pt"/>
    </style:style>
    <style:style style:name="Back_20_background" style:display-name="Back background" style:family="graphic" style:parent-style-name="standard">
      <style:graphic-properties draw:stroke-dash="Dash_20_2" svg:stroke-width="0.025cm" svg:stroke-color="#c0c0c0" draw:marker-start-width="0.152cm" draw:marker-end-width="0.152cm" draw:fill="none" draw:fill-gradient-name="Gradient_20_7" draw:fill-hatch-name="Hatch_20_1" draw:fill-image-name="Bitmape_20_1" draw:fill-image-width="0cm" draw:fill-image-height="0cm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23T21:55:44</meta:creation-date>
    <dc:date>2011-02-23T22:21:21</dc:date>
    <meta:editing-duration>PT25M38S</meta:editing-duration>
    <meta:editing-cycles>4</meta:editing-cycles>
    <meta:generator>LibreOffice/3.3$Unix LibreOffice_project/330m19$Build-202</meta:generator>
    <meta:document-statistic meta:object-count="2450"/>
  </office:meta>
</office:document-meta>
</file>